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bd8" officeooo:paragraph-rsid="001f1bd8"/>
    </style:style>
    <style:style style:name="P2" style:family="paragraph" style:parent-style-name="Standard">
      <style:text-properties fo:font-weight="bold" officeooo:rsid="001f1bd8" officeooo:paragraph-rsid="001f1bd8" style:font-weight-asian="bold" style:font-weight-complex="bold"/>
    </style:style>
    <style:style style:name="P3" style:family="paragraph" style:parent-style-name="Standard">
      <style:text-properties fo:color="#ff0000" fo:font-weight="bold" officeooo:rsid="001f1bd8" officeooo:paragraph-rsid="001f1bd8" style:font-weight-asian="bold" style:font-weight-complex="bold"/>
    </style:style>
    <style:style style:name="P4" style:family="paragraph" style:parent-style-name="Standard">
      <style:text-properties fo:color="#000000" fo:font-weight="normal" officeooo:rsid="001f1bd8" officeooo:paragraph-rsid="001f1bd8" style:font-weight-asian="normal" style:font-weight-complex="normal"/>
    </style:style>
    <style:style style:name="P5" style:family="paragraph" style:parent-style-name="Standard">
      <style:text-properties fo:color="#000000" fo:font-style="normal" fo:font-weight="bold" officeooo:rsid="001f1bd8" officeooo:paragraph-rsid="001f1bd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000000" fo:font-style="normal" fo:font-weight="normal" officeooo:rsid="001f1bd8" officeooo:paragraph-rsid="001f1bd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9900" fo:font-weight="bold" officeooo:rsid="001f1bd8" officeooo:paragraph-rsid="001f1bd8" style:font-weight-asian="bold" style:font-weight-complex="bold"/>
    </style:style>
    <style:style style:name="P8" style:family="paragraph" style:parent-style-name="Standard">
      <style:text-properties fo:font-style="normal" fo:font-weight="bold" officeooo:rsid="001f1bd8" officeooo:paragraph-rsid="001f1bd8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19fec" officeooo:paragraph-rsid="00219fe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italic" fo:font-weight="bold" officeooo:rsid="001f1bd8" officeooo:paragraph-rsid="001f1bd8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219fec" officeooo:paragraph-rsid="00219fec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ative and literary language</text:p>
      <text:p text:style-name="P1"/>
      <text:p text:style-name="P1">Literally: words function exactly as stated</text:p>
      <text:p text:style-name="P1"/>
      <text:p text:style-name="P1">Figuratively: I|ve got your back, You‘re a doll</text:p>
      <text:p text:style-name="P1"/>
      <text:p text:style-name="P2">SIMILE /<text:span text:style-name="T1">similii</text:span></text:p>
      <text:p text:style-name="P2"><text:span text:style-name="T1">comparison „like-as“</text:span></text:p>
      <text:p text:style-name="P2"><text:span text:style-name="T1"/></text:p>
      <text:p text:style-name="P2"><text:span text:style-name="T1">„</text:span><text:span text:style-name="T3">He is like a sloth,“</text:span></text:p>
      <text:p text:style-name="P2"><text:span text:style-name="T3">„I‘m as hungry as a wolf“</text:span></text:p>
      <text:p text:style-name="P2"><text:span text:style-name="T3">„He is as tall as a tree“</text:span></text:p>
      <text:p text:style-name="P2"><text:span text:style-name="T3">„He is strong as a bear“</text:span></text:p>
      <text:p text:style-name="P2"><text:span text:style-name="T3"/></text:p>
      <text:p text:style-name="P3"><text:span text:style-name="T3">NOT A SIMILE → I like pizza.</text:span></text:p>
      <text:p text:style-name="P7"><text:span text:style-name="T3">SIMILE → The moon is round like a pizza.</text:span></text:p>
      <text:p text:style-name="P7"><text:span text:style-name="T3"/></text:p>
      <text:p text:style-name="P5">METAPHOR</text:p>
      <text:p text:style-name="P6">Two things compared without „like-as“</text:p>
      <text:p text:style-name="P4"><text:span text:style-name="T2"/></text:p>
      <text:p text:style-name="P4"><text:span text:style-name="T2">„All the world is like stage.“</text:span></text:p>
      <text:p text:style-name="P2"><text:span text:style-name="T3">„Men are dogs“ → To drool – slintat</text:span></text:p>
      <text:p text:style-name="P2"><text:span text:style-name="T3">„Her heart is a stone“ → Stone cold bitch, Ice queen</text:span></text:p>
      <text:p text:style-name="P2"><text:span text:style-name="T3"/></text:p>
      <text:p text:style-name="P8">PERSONIFICATION</text:p>
      <text:p text:style-name="P8"><text:span text:style-name="T1">Giving human traits to objects or ideas.</text:span></text:p>
      <text:p text:style-name="P2"><text:span text:style-name="T3"/></text:p>
      <text:p text:style-name="P2"><text:span text:style-name="T3">„The sunlight danced.“</text:span></text:p>
      <text:p text:style-name="P2"><text:span text:style-name="T3">„Water on the lake shivers.“</text:span></text:p>
      <text:p text:style-name="P2"><text:span text:style-name="T3"/></text:p>
      <text:p text:style-name="P8">HYPERBOLE <text:span text:style-name="T1">/hi‘per buh lí</text:span></text:p>
      <text:p text:style-name="P8"><text:span text:style-name="T1">Exaggeration t show strong feeling or effect</text:span></text:p>
      <text:p text:style-name="P8"><text:span text:style-name="T1"/></text:p>
      <text:p text:style-name="P10"><text:span text:style-name="T1">„I will love you forever.“</text:span></text:p>
      <text:p text:style-name="P10"><text:span text:style-name="T1">„My house is a million miles away.“</text:span></text:p>
      <text:p text:style-name="P10"><text:span text:style-name="T1">„She‘d kill me.“</text:span></text:p>
      <text:p text:style-name="P10"><text:span text:style-name="T1"/></text:p>
      <text:p text:style-name="P9">UNDERSTATEMENT</text:p>
      <text:p text:style-name="P9"><text:span text:style-name="T1">Expression with less strength than expected. → The opposite of Hyperboles</text:span></text:p>
      <text:p text:style-name="P9"><text:span text:style-name="T1"/></text:p>
      <text:p text:style-name="P11"><text:span text:style-name="T1">„I‘ll be there in a second“</text:span></text:p>
      <text:p text:style-name="P11"><text:span text:style-name="T1"/></text:p>
      <text:p text:style-name="P9">ONOMATHOPOEIA /<text:span text:style-name="T1">onomatopía</text:span></text:p>
      <text:p text:style-name="P9"><text:span text:style-name="T1">Expression of a sound.</text:span></text:p>
      <text:p text:style-name="P9"><text:span text:style-name="T1"/></text:p>
      <text:p text:style-name="P9"><text:span text:style-name="T1">„SPLASH“</text:span></text:p>
      <text:p text:style-name="P9"><text:span text:style-name="T1">„POW“</text:span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3:45:30.070909713</meta:creation-date>
    <dc:date>2018-10-24T08:05:30.838515512</dc:date>
    <meta:editing-duration>PT16H21M3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2" meta:word-count="160" meta:character-count="906" meta:non-whitespace-character-count="777"/>
  </office:meta>
</office:document-meta>
</file>